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Motherboard</text:p>
      <text:p text:style-name="Normal"><draw:frame draw:style-name="a0" draw:name="Picture 1" text:anchor-type="as-char" svg:x="0in" svg:y="0in" svg:width="2.55159in" svg:height="1.86684in" style:rel-width="scale" style:rel-height="scale"><draw:image xlink:href="media/image1.jpeg" xlink:type="simple" xlink:show="embed" xlink:actuate="onLoad"/><svg:title/><svg:desc>Motherboard High Resolution Stock Photography and Images - Alamy</svg:desc></draw:frame></text:p>
      <text:p text:style-name="P2">Bus</text:p>
      <text:p text:style-name="Normal"><draw:frame draw:style-name="a1" draw:name="Picture 2" text:anchor-type="as-char" svg:x="0in" svg:y="0in" svg:width="1.62309in" svg:height="2.44441in" style:rel-width="scale" style:rel-height="scale"><draw:image xlink:href="media/image2.jpeg" xlink:type="simple" xlink:show="embed" xlink:actuate="onLoad"/><svg:title/><svg:desc>Cable Computer Bus With Plug Isolated On White Background Stock Photo,  Picture And Royalty Free Image. Image 17794397.</svg:desc></draw:frame></text:p>
      <text:p text:style-name="P3"/>
      <text:p text:style-name="P4">Fan</text:p>
      <text:p text:style-name="Normal"><draw:frame draw:style-name="a2" draw:name="Picture 3" text:anchor-type="as-char" svg:x="0in" svg:y="0in" svg:width="2.05833in" svg:height="2.05833in" style:rel-width="scale" style:rel-height="scale"><draw:image xlink:href="media/image3.jpeg" xlink:type="simple" xlink:show="embed" xlink:actuate="onLoad"/><svg:title/><svg:desc>120mm Dual Ball Bearing CPU Case Fan LP4 - Computer Fans &amp; Coolers | Ireland</svg:desc></draw:frame></text:p>
      <text:p text:style-name="P5"/>
      <text:p text:style-name="P6"/>
      <text:p text:style-name="P7"/>
      <text:p text:style-name="P8"/>
      <text:p text:style-name="P9"/>
      <text:soft-page-break/>
      <text:p text:style-name="P10">Heat sink</text:p>
      <text:p text:style-name="Normal"><text:span text:style-name="T11"><draw:frame draw:style-name="a3" draw:name="Picture 4" text:anchor-type="as-char" svg:x="0in" svg:y="0in" svg:width="2.8in" svg:height="1.86667in" style:rel-width="scale" style:rel-height="scale"><draw:image xlink:href="media/image4.png" xlink:type="simple" xlink:show="embed" xlink:actuate="onLoad"/><svg:title/><svg:desc/></draw:frame></text:span></text:p>
      <text:p text:style-name="P12">Floppy drive</text:p>
      <text:p text:style-name="Normal"><text:span text:style-name="T13"><draw:frame draw:style-name="a4" draw:name="Picture 5" text:anchor-type="as-char" svg:x="0in" svg:y="0in" svg:width="4.24244in" svg:height="2.06112in" style:rel-width="scale" style:rel-height="scale"><draw:image xlink:href="media/image5.jpeg" xlink:type="simple" xlink:show="embed" xlink:actuate="onLoad"/><svg:title/><svg:desc/></draw:frame></text:span></text:p>
      <text:p text:style-name="P14">Video card</text:p>
      <text:p text:style-name="Normal"><text:span text:style-name="T15"><draw:frame draw:style-name="a5" draw:name="Picture 6" text:anchor-type="as-char" svg:x="0in" svg:y="0in" svg:width="3.15695in" svg:height="1.77674in" style:rel-width="scale" style:rel-height="scale"><draw:image xlink:href="media/image6.jpe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USB port</text:p>
      <text:p text:style-name="Normal"><text:span text:style-name="T24"><draw:frame draw:style-name="a6" draw:name="Picture 7" text:anchor-type="as-char" svg:x="0in" svg:y="0in" svg:width="4.13481in" svg:height="2.39819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i Shee Tan</meta:initial-creator>
    <dc:creator>Pei Shee Tan</dc:creator>
    <meta:creation-date>2022-04-28T21:27:00Z</meta:creation-date>
    <dc:date>2022-04-28T21:33:00Z</dc:date>
    <meta:template xlink:href="Normal" xlink:type="simple"/>
    <meta:editing-cycles>1</meta:editing-cycles>
    <meta:editing-duration>PT0S</meta:editing-duration>
    <meta:document-statistic meta:page-count="3" meta:paragraph-count="1" meta:word-count="13" meta:character-count="89" meta:row-count="1" meta:non-whitespace-character-count="77"/>
  </office:meta>
</office:document-meta>
</file>